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7cddd" officeooo:paragraph-rsid="0017cddd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dleware </text:p>
      <text:p text:style-name="P1">ها فانکشن هایی هستند که </text:p>
      <text:p text:style-name="P1">action </text:p>
      <text:p text:style-name="P1">را دریافت می کنند و می توانند روی ان تغییراتی بدهند یا بگذارند رد شود و به </text:p>
      <text:p text:style-name="P1">reducer </text:p>
      <text:p text:style-name="P1">یا اینکه ان را متوقف کنن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09-21T18:45:57.584918563</dc:date>
    <meta:editing-duration>PT1M37S</meta:editing-duration>
    <meta:editing-cycles>1</meta:editing-cycles>
    <meta:document-statistic meta:table-count="0" meta:image-count="0" meta:object-count="0" meta:page-count="1" meta:paragraph-count="6" meta:word-count="31" meta:character-count="151" meta:non-whitespace-character-count="121"/>
  </office:meta>
</office:document-meta>
</file>